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enlo, 'courier new', monospace"/>
    <style:font-face style:name="Open Sans" svg:font-family="'Open Sans', sans-serif"/>
    <style:font-face style:name="Verdana" svg:font-family="Verdan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1a87eb" officeooo:paragraph-rsid="001a87eb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1c1c1a"/>
    </style:style>
    <style:style style:name="T1" style:family="text">
      <style:text-properties officeooo:rsid="001c1c1a"/>
    </style:style>
    <style:style style:name="T2" style:family="text">
      <style:text-properties officeooo:rsid="001d8ee3"/>
    </style:style>
    <style:style style:name="T3" style:family="text">
      <style:text-properties officeooo:rsid="001f0f05"/>
    </style:style>
    <style:style style:name="T4" style:family="text">
      <style:text-properties officeooo:rsid="00209277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&lt;<text:span text:style-name="T1">address&gt;: It’s used for representing the contact information of a person or an organization.</text:span></text:p>
      <text:p text:style-name="P2"/>
      <text:p text:style-name="P2">- &lt;article&gt;: <text:span text:style-name="T2">This tag specifies independent, self-contained content.</text:span></text:p>
      <text:p text:style-name="P2"/>
      <text:p text:style-name="P3">- &lt;aside&gt;: <text:span text:style-name="T2">This tag defines some content aside from the content it is placed in.</text:span></text:p>
      <text:p text:style-name="P2"/>
      <text:p text:style-name="P2">- &lt;audio&gt;: <text:span text:style-name="T3">This tag is used to embed sound content in a document, such as music or the other audio <text:tab/>streams.</text:span></text:p>
      <text:p text:style-name="P2"/>
      <text:p text:style-name="P2">- &lt;blockquote&gt;: <text:span text:style-name="T3">This <text:s/>tag specifies a section that is quoted from another source.</text:span></text:p>
      <text:p text:style-name="P2"/>
      <text:p text:style-name="P2">- &lt;code&gt;: <text:span text:style-name="T3">This <text:s/>tag is used to define a piece of computer code. The content inside is displayed in the <text:tab/>browser's default monospace font.</text:span></text:p>
      <text:p text:style-name="P2"/>
      <text:p text:style-name="P2">- &lt;del&gt;: <text:span text:style-name="T3">This tag defines text that has been deleted </text:span><text:span text:style-name="T3">from a document. Browsers will usually strike a <text:tab/>line through deleted text.</text:span></text:p>
      <text:p text:style-name="P2"/>
      <text:p text:style-name="P2">- &lt;footer&gt;: defines a footer for a document or section. <text:span text:style-name="T3">This tag</text:span> typically contains:</text:p>
      <text:p text:style-name="P2"/>
      <text:p text:style-name="P2"><text:tab/><text:span text:style-name="T3">· </text:span>authorship information</text:p>
      <text:p text:style-name="P2"><text:tab/><text:span text:style-name="T3">· </text:span>copyright information</text:p>
      <text:p text:style-name="P2"><text:tab/><text:span text:style-name="T3">· </text:span>contact information</text:p>
      <text:p text:style-name="P2"><text:tab/><text:span text:style-name="T3">· </text:span>sitemap</text:p>
      <text:p text:style-name="P2"><text:tab/><text:span text:style-name="T3">· </text:span>back to top links</text:p>
      <text:p text:style-name="P2"><text:tab/><text:span text:style-name="T3">· </text:span>related documents</text:p>
      <text:p text:style-name="P2"/>
      <text:p text:style-name="P2">- &lt;header&gt;: The &lt;header&gt; element represents a container for introductory content or a set of <text:tab/>navigational links.</text:p>
      <text:p text:style-name="P2"/>
      <text:p text:style-name="P2">- &lt;h1&gt; to &lt;h6&gt;: <text:span text:style-name="T4">This tags </text:span>are used to define HTML headings. <text:span text:style-name="T4">The h1 tag defindes the most <text:tab/><text:tab/>important heading, while the h6 tag defines the least important heading.</text:span></text:p>
      <text:p text:style-name="P2"/>
      <text:p text:style-name="P2">- &lt;main&gt;: <text:span text:style-name="T4">This </text:span>tag specifies the main content of a document. The content inside the &lt;main&gt; <text:tab/>element should be unique to the document. It should not contain any content that is <text:tab/>repeated across documents such as sidebars, navigation links, copyright information, <text:tab/>site logos, and search forms.</text:p>
      <text:p text:style-name="P2"/>
      <text:p text:style-name="P2">- &lt;menu&gt;: <text:span text:style-name="T4">This </text:span>tag is used for context menus, toolbars and for listing form controls and commands.</text:p>
      <text:p text:style-name="P2"/>
      <text:p text:style-name="P2">- &lt;nav&gt;: <text:span text:style-name="T4">This <text:s/>tag defines a set of navigation links.</text:span></text:p>
      <text:p text:style-name="P2"/>
      <text:p text:style-name="P2">- &lt;section&gt;: <text:span text:style-name="T4">This tag defines a section in a document.</text:span></text:p>
      <text:p text:style-name="P2"/>
      <text:p text:style-name="P2">- &lt;table&gt;: <text:span text:style-name="T4">This </text:span>tag defines an HTML table. An HTML table consists of one &lt;table&gt; element and <text:tab/>one or more &lt;tr&gt;, &lt;th&gt;, and &lt;td&gt; elements.</text:p>
      <text:p text:style-name="P2"/>
      <text:p text:style-name="P2">- &lt;tbody&gt; T<text:span text:style-name="T4">his</text:span> tag is used to group the body content in an HTML table. The &lt;tbody&gt; <text:tab/>element is used in conjunction with the &lt;thead&gt; and &lt;tfoot&gt; elements to specify each <text:tab/>part of a table (body, header, footer).</text:p>
      <text:p text:style-name="P2"/>
      <text:p text:style-name="P2"><text:soft-page-break/>- &lt;thead&gt;: Th<text:span text:style-name="T4">is</text:span> tag is used to group header content in an HTML table. The &lt;thead&gt; element is used <text:tab/>in conjunction with the &lt;tbody&gt; and &lt;tfoot&gt; elements to specify each part of a table <text:tab/>(header, body, footer)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Menlo, 'courier new', monospace"/>
    <style:font-face style:name="Open Sans" svg:font-family="'Open Sans', sans-serif"/>
    <style:font-face style:name="Verdana" svg:font-family="Verdan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87eb" officeooo:paragraph-rsid="001a87e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itor Rodriguez Gallard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8M6S</meta:editing-duration>
    <meta:editing-cycles>2</meta:editing-cycles>
    <meta:generator>LibreOffice/7.1.7.2$Windows_X86_64 LibreOffice_project/c6a4e3954236145e2acb0b65f68614365aeee33f</meta:generator>
    <dc:title>Trabajos</dc:title>
    <meta:creation-date>2021-11-13T16:13:14.147000000</meta:creation-date>
    <dc:date>2021-11-13T16:52:10.412000000</dc:date>
    <meta:document-statistic meta:table-count="0" meta:image-count="0" meta:object-count="0" meta:page-count="2" meta:paragraph-count="24" meta:word-count="383" meta:character-count="2252" meta:non-whitespace-character-count="1870"/>
    <meta:template xlink:type="simple" xlink:actuate="onRequest" xlink:title="Trabajos" xlink:href="file:///C:/Users/ciber/AppData/Roaming/LibreOffice/4/user/template/Trabajos.ott" meta:date="2021-11-13T16:13:13.617000000"/>
  </office:meta>
</office:document-meta>
</file>